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text-align="start"/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1" style:parent-style-name="Standardnípísmoodstavce" style:family="text">
      <style:text-properties fo:font-weight="bold" style:font-weight-asian="bold"/>
    </style:style>
    <style:style style:name="P22" style:parent-style-name="Základnítext" style:family="paragraph">
      <style:text-properties fo:font-weight="bold" style:font-weight-asian="bold"/>
    </style:style>
    <style:style style:name="P23" style:parent-style-name="Základnítext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6/2022<text:bookmark-end text:name="Text14"/></text:p>
            <text:p text:style-name="Normální">KVOP-14260/2022<text:bookmark-end text:name="Text2"/></text:p>
            <text:p text:style-name="Normální"><text:bookmark-start text:name="Text6"/>18. 02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ý pan<text:bookmark-end text:name="Text8"/></text:p>
            <text:p text:style-name="Normální">M. S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<text:s/>informace<text:s/></text:h>
      <text:p text:style-name="P18">Vážený pane S.,</text:p>
      <text:p text:style-name="Základnítext">dne 15. února 2022 byla do Kanceláře veřejného ochránce práv (dále též „KVOP“) doručena Vaše žádost podle zákona č. 106/1999 Sb., o svobodném přístupu k informacím, ve znění pozdějších předpisů, kterou žádáte poskytnutí těchto informací:</text:p>
      <text:list text:style-name="LFO3_1" text:continue-numbering="true">
        <text:list-item>
          <text:p text:style-name="P19">Spisovou značku Vaší stížnosti na rektora VŠB TUO, kterou jste podal dne 6. února 2022, a zpracovatele Vaší stížnosti.</text:p>
        </text:list-item>
        <text:list-item>
          <text:p text:style-name="P20">Předpokládanou dobu k vydání stanoviska veřejného ochránce práv ve věci Vaší stížnosti.</text:p>
        </text:list-item>
      </text:list>
      <text:p text:style-name="Základnítext">Ve smyslu zákona o svobodném přístupu k informacím, se<text:s/><text:span text:style-name="T21">poskytují tyto informace</text:span>:</text:p>
      <text:p text:style-name="P22">K bodu 1</text:p>
      <text:p text:style-name="Základnítext">Spisová značka přidělená Vašemu podnětu veřejnému ochránci práv je 5454/2022/VOP. Jeho zpracováním byla pověřena Mgr. Barbora Votoupalová, zaměstnankyně KVOP.</text:p>
      <text:p text:style-name="P23">K bodu 2</text:p>
      <text:p text:style-name="Základnítext">Celkovou předpokládanou dobu pro<text:s/>vydání stanoviska veřejného ochránce práv nelze v tuto chvíli předjímat. Zpracovatelka nicméně učiní první úkon do 30 dnů ode dne doručení podnětu. Tuto informaci najdete zveřejněnou na internetových stránkách veřejného ochránce práv<text:s/><text:a xlink:href="http://www.ochrance.cz" office:target-frame-name="_top" xlink:show="replace"><text:span text:style-name="Hypertextovýodkaz">www.ochrance.cz</text:span></text:a>, konkrétně pak zde:<text:s/><text:a xlink:href="https://www.ochrance.cz/podejte-stiznost/" office:target-frame-name="_top" xlink:show="replace"><text:span text:style-name="Hypertextovýodkaz">https://www.ochrance.cz/podejte-stiznost/</text:span></text:a><text:s/>(Úvod &gt; Potřebuji pomoc &gt; Mám problém s úřadem nebo státní institucí &gt; Podat podnět). Pro úplnost uvádím, že Váš podnět byl KVOP doručen dne 10. února 2022.</text:p>
      <text:p text:style-name="Základnítext">S pozdravem</text:p>
      <text:p text:style-name="Základnítext"/>
      <text:p text:style-name="podpis">JUDr. Pavel Pořízek, Ph.D. v. r.</text:p>
      <text:p text:style-name="podpis">vedoucí Kanceláře veřejného ochránce práv</text:p>
      <text:p text:style-name="podpis">(dokument je elektronicky podepsán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8T9Z*</text:span></text:p>
        <text:p text:style-name="P12"><text:span text:style-name="T13">KVOPX00C8T9Z</text:span>KVOPX00C8T9Z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2-25T08:00:00Z</meta:creation-date>
    <dc:date>2022-02-25T09:01:00Z</dc:date>
    <meta:print-date>2016-06-27T08:08:00Z</meta:print-date>
    <meta:template xlink:href="KVOP_dopis%20vedoucího" xlink:type="simple"/>
    <meta:editing-cycles>4</meta:editing-cycles>
    <meta:editing-duration>PT3600S</meta:editing-duration>
    <meta:user-defined meta:name="ContentTypeId">0x010100D3A71DC738674B4893D02C4CA0E22FAC</meta:user-defined>
    <meta:document-statistic meta:page-count="1" meta:paragraph-count="3" meta:word-count="231" meta:character-count="1597" meta:row-count="11" meta:non-whitespace-character-count="1369"/>
  </office:meta>
</office:document-meta>
</file>